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3b50" officeooo:paragraph-rsid="00153b50"/>
    </style:style>
    <style:style style:name="T1" style:family="text">
      <style:text-properties officeooo:rsid="00171d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Mostra el codi dels clients que han fet alguna comanda juntament amb l'import mínim que han gastat i l'import màxim. Llista-ho ordenat pel codi del client.</text:p>
      <text:p text:style-name="P1"><text:s text:c="4"/></text:p>
      <text:p text:style-name="P1">2- Mostra els <text:span text:style-name="T1">codis dels</text:span> clients que han fet alguna comanda juntament amb l'import mínim que han gastat i l'import màxim. Llista-ho ordenat pel nom del client.</text:p>
      <text:p text:style-name="P1"><text:s text:c="8"/></text:p>
      <text:p text:style-name="P1"><text:s text:c="6"/></text:p>
      <text:p text:style-name="P1"/>
      <text:p text:style-name="P1">3- Calcula els diners gastats per cada client excloent les comandes inferiors a 1000. S'ha de mostrar el codi del client i la suma, ordenats pel codi del client.</text:p>
      <text:p text:style-name="P1"/>
      <text:p text:style-name="P1"><text:s text:c="4"/>Es pot agrupar per més d'un camp:</text:p>
      <text:p text:style-name="P1"/>
      <text:p text:style-name="P1"><text:s text:c="4"/>Diners gastats per cada client.</text:p>
      <text:p text:style-name="P1"><text:s text:c="6"/></text:p>
      <text:p text:style-name="P1"/>
      <text:p text:style-name="P1"><text:s text:c="4"/>Diners gastats per cada client segons el venedor.</text:p>
      <text:p text:style-name="P1"><text:s text:c="7"/></text:p>
      <text:p text:style-name="P1"><text:s text:c="8"/></text:p>
      <text:p text:style-name="P1"><text:s text:c="4"/>Diners gastats per cada client segons el venedor. Mostra el nom del client i el nom del venedor.</text:p>
      <text:p text:style-name="P1"><text:s text:c="7"/></text:p>
      <text:p text:style-name="P1"><text:s text:c="8"/></text:p>
      <text:p text:style-name="P1"><text:s text:c="3"/></text:p>
      <text:p text:style-name="P1"/>
      <text:p text:style-name="P1"/>
      <text:p text:style-name="P1">4- Mostra el codi dels clients que han fet alguna comanda juntament amb l'import mínim que han gastat i l'import màxim. Només s'han de llistar aquells clients que l'import mínim sigui superior a 10000. Llista-ho ordenat pel codi del client.</text:p>
      <text:p text:style-name="P1"><text:s text:c="6"/></text:p>
      <text:p text:style-name="P1"/>
      <text:p text:style-name="P1">5- Mostra els codis dels clients que han fet alguna comanda juntament amb l'import mínim que han gastat i l'import màxim. Només s'han de llistar aquells clients que l'import mínim sigui superior a 10000. Llista-ho ordenat pel nom del client.</text:p>
      <text:p text:style-name="P1"><text:s text:c="2"/></text:p>
      <text:p text:style-name="P1"><text:s text:c="8"/></text:p>
      <text:p text:style-name="P1"><text:s/>6- Mostra els codis dels clients que han fet alguna comanda juntament amb l'import mínim que han gastat i l'import màxim. Només s'han de llistar aquells clients que l'import mínim sigui superior a 10000 i que tinguin la lletra 't' al seu nom. Llista-ho ordenat pel nom del client.</text:p>
      <text:p text:style-name="P1"><text:s text:c="7"/></text:p>
      <text:p text:style-name="P1"><text:s text:c="8"/></text:p>
      <text:p text:style-name="P1"><text:s text:c="8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09:22:17.151510581</meta:creation-date>
    <dc:date>2017-11-13T10:33:25.506195387</dc:date>
    <meta:editing-duration>PT4M40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25" meta:word-count="250" meta:character-count="1561" meta:non-whitespace-character-count="1208"/>
  </office:meta>
</office:document-meta>
</file>